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3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4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Recently Indexed Search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hitt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Why?</text:p>
          </table:table-cell>
        </table:table-row>
        <table:table-row table:style-name="ro1">
          <table:table-cell office:value-type="string" calcext:value-type="string">
            <text:p>kingdom rus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tch a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ll stre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ll street be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llstreetbe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llyanne conwa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ily m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ven coh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erican peop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federate fla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ectoral colle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republi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ll bar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lliam bar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torney gener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ign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orge conwa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erican independent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ny po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york po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zzfeed new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nsas city st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x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iness insi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ection 20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exandria ocasio corte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icago tribu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pit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bc new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verfront tim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casio-corte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cking fasci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shington po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x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mala harr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e bid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n sas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jorie taylor gree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an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te chi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mes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ddi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di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urrec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d cru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o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exandr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exandria ocasio-corte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to o’rourk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h rog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y tru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to orourk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wth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w th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coln proje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fa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llas observ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ci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 antonio curr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hi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swee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 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bs aust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xas monthl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magogue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llas new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-tru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o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n and count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y of man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icky advoca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iske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otch whiske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otch whiske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erfeld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nria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tla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tty sar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ivas re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wmo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endrona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dbe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bemar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enliv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enfiddi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erlou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ven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all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enmorangi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en mora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phroai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mdh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dh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gavul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ack lab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nnie walk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lisk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ke linde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ck the new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vid hog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obe flas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ris cuom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u dobb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y rainbo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pq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6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vs 3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2000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rep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260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i m260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4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repro m4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2000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2000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adro k2000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adro m2000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adro k2000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ma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rld cit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odatasour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mi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-mi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7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pacucl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streetma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 street ma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address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 address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oda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id 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bo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nkst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wered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mic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y ng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omwaff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nyis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potis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le of la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ott pruit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ck per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tal servi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olumen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oluments clau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ck scot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flict of inter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i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ic tru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onavir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e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rry my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x retur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each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eachable offen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mes come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chael flyn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ert muell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ssian hack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ul manafo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ck gat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krai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ck mulvane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o-naz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pa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e arpa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ke new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migr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rmy daniel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chael coh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u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na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h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nald tru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nald j. tru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nald john tru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naldjtru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ren mcdoug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lvio berluscon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nezuel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art of the de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e scarborough</text:p>
          </table:table-cell>
          <table:table-cell table:number-columns-repeated="5"/>
        </table:table-row>
        <table:table-row table:style-name="ro1">
          <table:table-cell office:value-type="float" office:value="44450" calcext:value-type="float">
            <text:p>44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i direc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urricane dori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0 elec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ypillo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yle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enan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yleigh mcenan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ss secreta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r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ushn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red kushn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vank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vanka tru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effre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ste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effrey epste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hislai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we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hislaine maxwe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rcury new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publi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nity fai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ptember 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gue of legen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son champ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an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-ult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ult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hemian clu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hn lennon fb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skege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yira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intelpr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g tobacc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g tobacco canc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g tobacco lied about canc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yirah testimon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ration mockingbi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ncess di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pstein didn’t kill himsel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 surveil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sa mass surveila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ver airpo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swe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f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ea 5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ilyn monro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 britne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freebritne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nce charl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nce charles vampi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tress fir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ypti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vis liv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iens built stonehen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ien abducti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h ness mons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gfoo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ta thunber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ta thunberg is a time travel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p circl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beatl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le bar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sta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ders of z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t ear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tilian overlor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llow the white rabbi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orge sor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ite genoci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ll gat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ll gates microchi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locaust deni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yfai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llumina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dy hook fak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dy hoo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tanic pani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tanic cul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renochro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s slave colon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ave colon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ama birth certifica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zzaga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bliminal messag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llow ear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zis on the mo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on landing fak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moon landing was fak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on land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sential oils cure all illness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sential oil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vernment-made diseas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land doesn’t exi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obal warm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obal warming hoa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et fuel doesn’t melt steel bea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mtrail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nosaurs didn’t exi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vid-19 made in la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y boy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ti-vaxx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tivaxx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tivaxx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ril lavig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ril lavigne replac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beatles never exist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di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l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noma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mb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vid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an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le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th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ftwa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ckba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versit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t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ster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ndow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yd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e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ack lives mat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ercial propert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utube subscrib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well’s boo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itronic br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-string b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ue boss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m wai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mooth jaz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-string b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maj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tie sha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y me to the mo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lking b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ke fiv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ve guy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ill pr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eetwa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d drag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dy and the tra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iet nights of quiet sta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incy jon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beral arts colle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les ming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guar land rov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oustic b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breoffi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 stud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azon kind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actal musi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vid arkensto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m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tebellu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p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rtem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l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ems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p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o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uye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d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cak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an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pusc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jang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vernm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f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xembour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han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wer met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ob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oustic alchem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es d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lonius mon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us ex machi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lectronic dru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wnload windows softwa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stern civiliz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l3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l3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ffice suppl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nder guita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a del re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mertime sadn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ingo boing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stworl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icken tikka masal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bsr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t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7</text:p>
          </table:table-cell>
          <table:table-cell table:number-columns-repeated="5"/>
        </table:table-row>
        <table:table-row table:style-name="ro1" table:number-rows-repeated="104819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/00/0000</text:date>, <text:time style:data-style-name="N2" text:time-value="17:54:43.7248122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9T11:43:42.734000000</meta:creation-date>
    <dc:date>2021-03-02T20:43:49.337851448</dc:date>
    <meta:editing-duration>P7DT23H10M58S</meta:editing-duration>
    <meta:editing-cycles>5</meta:editing-cycles>
    <meta:generator>LibreOffice/6.4.6.2$Linux_X86_64 LibreOffice_project/40$Build-2</meta:generator>
    <meta:document-statistic meta:table-count="1" meta:cell-count="389" meta:object-count="0"/>
  </office:meta>
</office:document-meta>
</file>